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0000002BC000002BCDF5411686875A62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3cm" draw:stroke-linejoin="miter" draw:fill="solid" draw:fill-color="#24408f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5.479cm, 0cm)" draw:image-opacity="100%" style:mirror="none"/>
    </style:style>
    <style:style style:name="P1" style:family="paragraph">
      <loext:graphic-properties draw:fill="solid" draw:fill-color="#24408f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6.25cm" svg:height="26.25cm" svg:x="-0.001cm" svg:y="-0.051cm" svg:viewBox="0 0 26251 26251" svg:d="M26251 21876c0 2406-1969 4375-4375 4375h-17501c-2406 0-4375-1969-4375-4375v-17501c0-2406 1969-4375 4375-4375h17501c2406 0 4375 1969 4375 4375z">
          <text:p/>
        </draw:path>
        <draw:frame draw:style-name="gr2" draw:text-style-name="P2" draw:layer="layout" svg:width="25.3cm" svg:height="19.752cm" svg:x="0.016cm" svg:y="3.636cm">
          <draw:image xlink:href="Pictures/10000200000002BC000002BCDF5411686875A6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0.529cm" fo:margin-left="0cm" fo:margin-right="0cm" fo:page-width="26.25cm" fo:page-height="26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2T19:05:14.623000000</dc:date>
    <meta:editing-duration>PT2H19M37S</meta:editing-duration>
    <meta:editing-cycles>2</meta:editing-cycles>
    <meta:generator>LibreOffice/6.0.6.2$Windows_X86_64 LibreOffice_project/0c292870b25a325b5ed35f6b45599d2ea4458e77</meta:generator>
    <meta:document-statistic meta:object-count="2"/>
  </office:meta>
</office:document-meta>
</file>